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eeDefinition.addSelectionListener( TreeSelection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Definition.getSelection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Definition.setSelectionModel( int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Definition.setModelDefinition( TreeModel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Definition.getSelection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Definition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Definition.setRootVisible( boolean visi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Definition.createMod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eeDefinition.isRootVisi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